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jpeg" manifest:full-path="Pictures/10000000000000800000005A0CF5996C.jpg"/>
  <manifest:file-entry manifest:media-type="" manifest:full-path="Pictures/2000000900006D2400000A5642AE84C3.wmf"/>
  <manifest:file-entry manifest:media-type="image/png" manifest:full-path="Pictures/100002010000014000000140D97F734B.png"/>
  <manifest:file-entry manifest:media-type="image/png" manifest:full-path="Pictures/10000201000002E80000041CB8AE658D.png"/>
  <manifest:file-entry manifest:media-type="image/jpeg" manifest:full-path="Pictures/1000000000000286000001B3DC77AFF4.jpg"/>
  <manifest:file-entry manifest:media-type="image/png" manifest:full-path="Pictures/10000201000002E80000041C840ACF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fill-color="#339999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fo:text-shadow="1pt 1pt" fo:font-weight="bold" style:font-size-asian="12pt" style:font-weight-asian="bold" style:font-size-complex="12pt" style:font-weight-complex="bold"/>
    </style:style>
    <style:style style:name="T1" style:family="text">
      <style:text-properties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2.345cm" svg:x="7cm" svg:y="3cm">
          <draw:image xlink:href="Pictures/10000201000002E80000041CB8AE658D.png" xlink:type="simple" xlink:show="embed" xlink:actuate="onLoad">
            <text:p text:style-name="P3"/>
          </draw:image>
        </draw:frame>
        <draw:frame draw:style-name="gr1" draw:text-style-name="P1" draw:layer="layout" svg:width="2cm" svg:height="2cm" svg:x="3.5cm" svg:y="4cm">
          <draw:image xlink:href="Pictures/100002010000014000000140D97F734B.png" xlink:type="simple" xlink:show="embed" xlink:actuate="onLoad">
            <text:p text:style-name="P3"/>
          </draw:image>
        </draw:frame>
        <draw:frame draw:style-name="gr1" draw:text-style-name="P1" draw:layer="layout" svg:width="1.5cm" svg:height="2.5cm" svg:x="11.5cm" svg:y="4cm">
          <draw:image xlink:href="Pictures/10000201000002E80000041C840ACF9A.png" xlink:type="simple" xlink:show="embed" xlink:actuate="onLoad">
            <text:p text:style-name="P3"/>
          </draw:image>
        </draw:frame>
        <draw:frame draw:style-name="gr2" draw:text-style-name="P2" draw:layer="layout" svg:width="1.478cm" svg:height="1cm" svg:x="11.5cm" svg:y="4.5cm">
          <draw:image xlink:href="Pictures/10000000000000800000005A0CF5996C.jpg" xlink:type="simple" xlink:show="embed" xlink:actuate="onLoad">
            <text:p text:style-name="P3"/>
          </draw:image>
        </draw:frame>
        <draw:line draw:style-name="gr3" draw:text-style-name="P1" draw:layer="layout" svg:x1="13cm" svg:y1="5cm" svg:x2="14cm" svg:y2="5cm">
          <text:p text:style-name="P3"/>
        </draw:line>
        <draw:frame draw:style-name="gr2" draw:text-style-name="P2" draw:layer="layout" svg:width="4.657cm" svg:height="3.136cm" svg:x="13.343cm" svg:y="3.5cm">
          <draw:image xlink:href="Pictures/1000000000000286000001B3DC77AFF4.jpg" xlink:type="simple" xlink:show="embed" xlink:actuate="onLoad">
            <text:p text:style-name="P3"/>
          </draw:image>
        </draw:frame>
        <draw:frame draw:style-name="gr1" draw:text-style-name="P1" draw:layer="layout" svg:width="2cm" svg:height="2.345cm" svg:x="8cm" svg:y="3cm">
          <draw:image xlink:href="Pictures/10000201000002E80000041CB8AE658D.png" xlink:type="simple" xlink:show="embed" xlink:actuate="onLoad">
            <text:p text:style-name="P3"/>
          </draw:image>
        </draw:frame>
        <draw:frame draw:style-name="gr2" draw:text-style-name="P2" draw:layer="layout" svg:width="1.478cm" svg:height="1cm" svg:x="8cm" svg:y="4.5cm">
          <draw:image xlink:href="Pictures/10000000000000800000005A0CF5996C.jpg" xlink:type="simple" xlink:show="embed" xlink:actuate="onLoad">
            <text:p text:style-name="P3"/>
          </draw:image>
        </draw:frame>
        <draw:line draw:style-name="gr3" draw:text-style-name="P1" draw:layer="layout" svg:x1="9.5cm" svg:y1="5cm" svg:x2="11.5cm" svg:y2="5cm">
          <text:p text:style-name="P3"/>
        </draw:line>
        <draw:frame draw:style-name="gr4" draw:text-style-name="P2" draw:layer="layout" svg:width="3.5cm" svg:height="0.5cm" svg:x="4.5cm" svg:y="4cm">
          <draw:image xlink:href="Pictures/2000000900006D2400000A5642AE84C3.wmf" xlink:type="simple" xlink:show="embed" xlink:actuate="onLoad">
            <text:p text:style-name="P3"/>
          </draw:image>
        </draw:frame>
        <draw:frame draw:style-name="gr5" draw:text-style-name="P4" draw:layer="layout" svg:width="2.441cm" svg:height="0.725cm" svg:x="7.5cm" svg:y="5.275cm">
          <draw:text-box>
            <text:p text:style-name="P3"><text:span text:style-name="T1">ISR 877W</text:span></text:p>
          </draw:text-box>
        </draw:frame>
        <draw:frame draw:style-name="gr5" draw:text-style-name="P4" draw:layer="layout" svg:width="2.754cm" svg:height="0.725cm" svg:x="7.246cm" svg:y="5.775cm">
          <draw:text-box>
            <text:p text:style-name="P3"><text:span text:style-name="T1">192.168.1.2</text:span></text:p>
          </draw:text-box>
        </draw:frame>
        <draw:frame draw:style-name="gr5" draw:text-style-name="P4" draw:layer="layout" svg:width="2.013cm" svg:height="0.725cm" svg:x="11.487cm" svg:y="5.775cm">
          <draw:text-box>
            <text:p text:style-name="P3"><text:span text:style-name="T1">GW/FW</text:span></text:p>
          </draw:text-box>
        </draw:frame>
        <draw:frame draw:style-name="gr5" draw:text-style-name="P4" draw:layer="layout" svg:width="2.754cm" svg:height="0.725cm" svg:x="11cm" svg:y="6.275cm">
          <draw:text-box>
            <text:p text:style-name="P3"><text:span text:style-name="T1">192.168.1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2-25T18:03:47</meta:creation-date>
    <dc:date>2008-08-11T22:50:27</dc:date>
    <meta:editing-cycles>5</meta:editing-cycles>
    <meta:editing-duration>PT1H15M38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